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EE7B0B98.png" manifest:media-type="image/png"/>
  <manifest:file-entry manifest:full-path="Pictures/10000201000003E800000578C699F5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69cm" svg:y="10.16cm">
          <draw:image xlink:href="Pictures/10000201000003E800000578C699F5B4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.268cm">
          <draw:image xlink:href="Pictures/10000201000003E800000578EE7B0B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01T21:27:02.039780290</dc:date>
    <dc:creator>Julie </dc:creator>
    <meta:editing-duration>PT2H30M4S</meta:editing-duration>
    <meta:editing-cycles>9</meta:editing-cycles>
    <meta:generator>LibreOffice/4.2.8.2$Linux_X86_64 LibreOffice_project/420m0$Build-2</meta:generator>
    <meta:document-statistic meta:object-count="2"/>
  </office:meta>
</office:document-meta>
</file>